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xamo List:hit in back of head</text:p>
      <text:list xml:id="list8801485791283556777" text:style-name="L1">
        <text:list-item>
          <text:p text:style-name="P1">Walk (forward, backward, diagonal)</text:p>
        </text:list-item>
      </text:list>
      <text:list xml:id="list8887233246388516224" text:style-name="L2">
        <text:list-item>
          <text:list>
            <text:list-item>
              <text:p text:style-name="P2">standard fwd 23</text:p>
            </text:list-item>
            <text:list-item>
              <text:p text:style-name="P2">walking bwd 15</text:p>
            </text:list-item>
            <text:list-item>
              <text:p text:style-name="P2">left strafe walk -22</text:p>
            </text:list-item>
            <text:list-item>
              <text:p text:style-name="P2">right strafe walk - 22</text:p>
            </text:list-item>
          </text:list>
        </text:list-item>
      </text:list>
      <text:list xml:id="list33645344" text:continue-list="list8801485791283556777" text:style-name="L1">
        <text:list-item>
          <text:p text:style-name="P1">Run (forward, backward, diagonal)</text:p>
        </text:list-item>
      </text:list>
      <text:list xml:id="list5874000244114873600" text:style-name="L3">
        <text:list-item>
          <text:list>
            <text:list-item>
              <text:p text:style-name="P3">run fwd 22</text:p>
            </text:list-item>
            <text:list-item>
              <text:p text:style-name="P3">bwd 22</text:p>
            </text:list-item>
            <text:list-item>
              <text:p text:style-name="P3">running arc left – 22</text:p>
            </text:list-item>
            <text:list-item>
              <text:p text:style-name="P3">running arc right - 22</text:p>
            </text:list-item>
            <text:list-item>
              <text:p text:style-name="P3">left strafe -22 </text:p>
            </text:list-item>
            <text:list-item>
              <text:p text:style-name="P3">right strafe - 22</text:p>
            </text:list-item>
          </text:list>
        </text:list-item>
      </text:list>
      <text:list xml:id="list33628121" text:continue-list="list33645344" text:style-name="L1">
        <text:list-item>
          <text:p text:style-name="P1">Jump- (Running, stationary)</text:p>
        </text:list-item>
      </text:list>
      <text:list xml:id="list1686712163905799514" text:style-name="L4">
        <text:list-item>
          <text:list>
            <text:list-item>
              <text:p text:style-name="P4">Running-22</text:p>
            </text:list-item>
            <text:list-item>
              <text:p text:style-name="P4">stationary-23</text:p>
            </text:list-item>
          </text:list>
        </text:list-item>
      </text:list>
      <text:list xml:id="list33645229" text:continue-list="list33628121" text:style-name="L1">
        <text:list-item>
          <text:p text:style-name="P1">Strafe (Left, Right)</text:p>
        </text:list-item>
      </text:list>
      <text:list xml:id="list4289964363503895187" text:style-name="L5">
        <text:list-item>
          <text:list>
            <text:list-item>
              <text:p text:style-name="P5">Running- 22,22</text:p>
            </text:list-item>
            <text:list-item>
              <text:p text:style-name="P5">walking- 19,19</text:p>
            </text:list-item>
          </text:list>
        </text:list-item>
      </text:list>
      <text:list xml:id="list33644016" text:continue-list="list33645229" text:style-name="L1">
        <text:list-item>
          <text:p text:style-name="P1">Climbing (Up, Down, to stand) </text:p>
        </text:list-item>
      </text:list>
      <text:list xml:id="list6580375251813725" text:style-name="L6">
        <text:list-item>
          <text:list>
            <text:list-item>
              <text:p text:style-name="P6">up- 31</text:p>
            </text:list-item>
            <text:list-item>
              <text:p text:style-name="P6">down- 31</text:p>
            </text:list-item>
            <text:list-item>
              <text:p text:style-name="P6">to top- 42</text:p>
            </text:list-item>
          </text:list>
        </text:list-item>
      </text:list>
      <text:list xml:id="list33641697" text:continue-list="list33644016" text:style-name="L1">
        <text:list-item>
          <text:p text:style-name="P1">Climbing (Rope, Ladder)</text:p>
        </text:list-item>
      </text:list>
      <text:list xml:id="list75668147740980114" text:style-name="L7">
        <text:list-item>
          <text:list>
            <text:list-item>
              <text:p text:style-name="P7">Rope- 23</text:p>
            </text:list-item>
          </text:list>
        </text:list-item>
      </text:list>
      <text:list xml:id="list33643022" text:continue-list="list33641697" text:style-name="L1">
        <text:list-item>
          <text:p text:style-name="P1">Throwing- 30*</text:p>
        </text:list-item>
        <text:list-item>
          <text:p text:style-name="P1">sheathing <text:s/>great sword - 14</text:p>
        </text:list-item>
        <text:list-item>
          <text:p text:style-name="P1">Idle - 10</text:p>
        </text:list-item>
        <text:list-item>
          <text:p text:style-name="P1">Sword Idle- 27</text:p>
        </text:list-item>
        <text:list-item>
          <text:p text:style-name="P1">pulling - *</text:p>
        </text:list-item>
        <text:list-item>
          <text:p text:style-name="P1">pulling a rope - 36</text:p>
        </text:list-item>
        <text:list-item>
          <text:p text:style-name="P1">pushing - 36</text:p>
        </text:list-item>
        <text:list-item>
          <text:p text:style-name="P1">swinging (Swinging to land) – 34</text:p>
        </text:list-item>
      </text:list>
      <text:p text:style-name="Standard"/>
      <text:p text:style-name="Standard">625</text:p>
      <text:p text:style-name="Standard"/>
      <text:p text:style-name="Standard">253+180 + 25( exact) <text:s text:c="3"/>458</text:p>
      <text:p text:style-name="Standard">720 for 4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umn Mason</meta:initial-creator>
    <meta:creation-date>2013-12-25T13:50:58.75</meta:creation-date>
    <dc:date>2013-12-25T14:59:54.51</dc:date>
    <dc:creator>Autumn Mason</dc:creator>
    <meta:editing-duration>PT53M23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1" meta:paragraph-count="36" meta:word-count="151" meta:character-count="673"/>
  </office:meta>
</office:document-meta>
</file>